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$na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3S</meta:editing-duration>
    <meta:editing-cycles>4</meta:editing-cycles>
    <meta:generator>LibreOffice/3.3$Win32 LibreOffice_project/330m19$Build-6</meta:generator>
    <dc:date>2011-02-11T01:09:07.89</dc:date>
    <dc:creator>Angelo ZERR</dc:creator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